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2" table:style-name="ta1">
        <table:shapes>
          <draw:frame draw:z-index="0" draw:style-name="gr1" draw:text-style-name="P1" svg:width="15.999cm" svg:height="8.999cm" svg:x="2.05cm" svg:y="0.1cm">
            <draw:object draw:notify-on-update-of-ranges="TESTE2.B1:TESTE2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9.004cm" svg:x="15.609cm" svg:y="0.133cm">
            <draw:object draw:notify-on-update-of-ranges="TESTE2.C1:TESTE2.C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64" calcext:value-type="float">
            <text:p>1686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60" calcext:value-type="float">
            <text:p>816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8" calcext:value-type="float">
            <text:p>380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35" calcext:value-type="float">
            <text:p>553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70" calcext:value-type="float">
            <text:p>40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42" calcext:value-type="float">
            <text:p>244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4" calcext:value-type="float">
            <text:p>110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5" calcext:value-type="float">
            <text:p>57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0" calcext:value-type="float">
            <text:p>42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4" calcext:value-type="float">
            <text:p>50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0:44:41.471318597</dc:date>
    <meta:editing-duration>PT1M19S</meta:editing-duration>
    <meta:editing-cycles>1</meta:editing-cycles>
    <meta:document-statistic meta:table-count="1" meta:cell-count="15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2 - AVALIAÇÕES</text:p>
        </chart:title>
        <chart:plot-area chart:style-name="ch3" table:cell-range-address="TESTE2.B1:TESTE2.B5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TESTE2.B1:TESTE2.B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8">
                <text:p>3488</text:p>
                <draw:g>
                  <svg:desc>TESTE2.B1:TESTE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64">
                <text:p>16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title svg:x="4.832cm" svg:y="0.316cm" chart:style-name="ch2">
          <text:p>MOCHILA TESTE 2 - FITNESS</text:p>
        </chart:title>
        <chart:plot-area chart:style-name="ch3" table:cell-range-address="TESTE2.C1:TESTE2.C50" svg:x="1.331cm" svg:y="1.275cm" svg:width="14.371cm" svg:height="6.569cm">
          <chart:coordinate-region svg:x="2.138cm" svg:y="1.474cm" svg:width="13.564cm" svg:height="5.578cm"/>
          <chart:axis chart:dimension="x" chart:name="primary-x" chart:style-name="ch4">
            <chart:title svg:x="7.559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TESTE2.C1:TESTE2.C50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">
                <text:p>234</text:p>
                <draw:g>
                  <svg:desc>TESTE2.C1:TESTE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